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3cm" draw:fill-color="#a5a585"/>
    </style:style>
    <style:style style:name="gr2" style:family="graphic" style:parent-style-name="standard">
      <style:graphic-properties svg:stroke-width="0.003cm" svg:stroke-color="#494936" draw:fill="none" draw:fill-color="#ffffff" fo:padding-top="-0.048cm" fo:padding-bottom="-0.048cm" fo:padding-left="-0.048cm" fo:padding-right="-0.048cm"/>
    </style:style>
    <style:style style:name="gr3" style:family="graphic" style:parent-style-name="standard">
      <style:graphic-properties draw:stroke="none" svg:stroke-width="0.003cm" draw:fill-color="#c9c9b6"/>
    </style:style>
    <style:style style:name="gr4" style:family="graphic" style:parent-style-name="standard">
      <style:graphic-properties draw:stroke="none" svg:stroke-width="0.003cm" draw:fill-color="#7a7a5a"/>
    </style:style>
    <style:style style:name="gr5" style:family="graphic" style:parent-style-name="standard">
      <style:graphic-properties draw:stroke="none" svg:stroke-width="0.003cm" draw:fill-color="#93936c"/>
    </style:style>
  </office:automatic-styles>
  <office:body>
    <office:drawing>
      <draw:page draw:name="page1" draw:style-name="dp1" draw:master-page-name="Default">
        <draw:g>
          <draw:glue-point draw:id="4" svg:x="-3.701cm" svg:y="-5cm"/>
          <draw:glue-point draw:id="5" svg:x="5cm" svg:y="-5cm"/>
          <draw:glue-point draw:id="6" svg:x="0.65cm" svg:y="-5cm"/>
          <draw:glue-point draw:id="7" svg:x="-5cm" svg:y="5cm"/>
          <draw:glue-point draw:id="8" svg:x="3.695cm" svg:y="5cm"/>
          <draw:glue-point draw:id="9" svg:x="-0.654cm" svg:y="5cm"/>
          <draw:glue-point draw:id="10" svg:x="-5cm" svg:y="-3.682cm"/>
          <draw:glue-point draw:id="11" svg:x="-5cm" svg:y="0.658cm"/>
          <draw:glue-point draw:id="12" svg:x="5cm" svg:y="3.732cm"/>
          <draw:glue-point draw:id="13" svg:x="5cm" svg:y="-0.634cm"/>
          <draw:glue-point draw:id="14" svg:x="-0.001cm" svg:y="0.007cm"/>
          <draw:polygon draw:style-name="gr1" draw:layer="layout" svg:width="0.597cm" svg:height="1.732cm" svg:x="0cm" svg:y="0.268cm" svg:viewBox="0 0 598 1733" draw:points="0,1733 0,0 598,0 598,1733">
            <text:p/>
          </draw:polygon>
          <draw:path draw:style-name="gr2" draw:layer="layout" svg:width="0.592cm" svg:height="1.732cm" svg:x="0.005cm" svg:y="0.268cm" svg:viewBox="0 0 593 1733" svg:d="m0 0h593v1733h-593zm0-1733z">
            <text:p/>
          </draw:path>
          <draw:polygon draw:style-name="gr1" draw:layer="layout" svg:width="0.596cm" svg:height="1.732cm" svg:x="0.597cm" svg:y="0.268cm" svg:viewBox="0 0 597 1733" draw:points="0,1733 0,0 597,0 597,1733">
            <text:p/>
          </draw:polygon>
          <draw:polygon draw:style-name="gr2" draw:layer="layout" svg:width="0.596cm" svg:height="1.732cm" svg:x="0.597cm" svg:y="0.268cm" svg:viewBox="0 0 597 1733" draw:points="0,1733 0,0 597,0 597,1733">
            <text:p/>
          </draw:polygon>
          <draw:polygon draw:style-name="gr1" draw:layer="layout" svg:width="0.597cm" svg:height="1.732cm" svg:x="1.193cm" svg:y="0.268cm" svg:viewBox="0 0 598 1733" draw:points="0,1733 0,0 598,0 598,1733">
            <text:p/>
          </draw:polygon>
          <draw:polygon draw:style-name="gr2" draw:layer="layout" svg:width="0.597cm" svg:height="1.732cm" svg:x="1.193cm" svg:y="0.268cm" svg:viewBox="0 0 598 1733" draw:points="0,1733 0,0 598,0 598,1733">
            <text:p/>
          </draw:polygon>
          <draw:polygon draw:style-name="gr3" draw:layer="layout" svg:width="0.866cm" svg:height="0.268cm" svg:x="0cm" svg:y="0cm" svg:viewBox="0 0 867 269" draw:points="268,0 0,269 597,269 867,0">
            <text:p/>
          </draw:polygon>
          <draw:path draw:style-name="gr2" draw:layer="layout" svg:width="0.86cm" svg:height="0.268cm" svg:x="0.005cm" svg:y="0cm" svg:viewBox="0 0 861 269" svg:d="m262 0-262 264zm0 5h592l269-269zm-599 0z">
            <text:p/>
          </draw:path>
          <draw:polygon draw:style-name="gr3" draw:layer="layout" svg:width="0.865cm" svg:height="0.268cm" svg:x="0.597cm" svg:y="0cm" svg:viewBox="0 0 866 269" draw:points="269,0 0,269 596,269 866,0">
            <text:p/>
          </draw:polygon>
          <draw:path draw:style-name="gr2" draw:layer="layout" svg:width="0.865cm" svg:height="0.268cm" svg:x="0.597cm" svg:y="0cm" svg:viewBox="0 0 866 269" svg:d="m268 0-268 269h597l269-269zm-598 0z">
            <text:p/>
          </draw:path>
          <draw:polygon draw:style-name="gr3" draw:layer="layout" svg:width="0.866cm" svg:height="0.268cm" svg:x="1.193cm" svg:y="0cm" svg:viewBox="0 0 867 269" draw:points="269,0 0,269 597,269 867,0">
            <text:p/>
          </draw:polygon>
          <draw:path draw:style-name="gr2" draw:layer="layout" svg:width="0.866cm" svg:height="0.268cm" svg:x="1.193cm" svg:y="0cm" svg:viewBox="0 0 867 269" svg:d="m268 0-268 269h598l269-269zm-599 0z">
            <text:p/>
          </draw:path>
          <draw:polygon draw:style-name="gr4" draw:layer="layout" svg:width="0.269cm" svg:height="2cm" svg:x="1.791cm" svg:y="0cm" svg:viewBox="0 0 270 2001" draw:points="270,1747 0,2001 0,268 270,0">
            <text:p/>
          </draw:polygon>
          <draw:path draw:style-name="gr2" draw:layer="layout" svg:width="0.269cm" svg:height="2cm" svg:x="1.791cm" svg:y="0cm" svg:viewBox="0 0 270 2001" svg:d="m270 1747-270 254v-1733l269-268zm1 0v1747zm0 0z">
            <text:p/>
          </draw:path>
          <draw:polygon draw:style-name="gr5" draw:layer="layout" svg:width="0.433cm" svg:height="0.313cm" svg:x="1.283cm" svg:y="0.343cm" svg:viewBox="0 0 434 314" draw:points="0,314 0,0 434,0 434,314">
            <text:p/>
          </draw:polygon>
          <draw:polygon draw:style-name="gr2" draw:layer="layout" svg:width="0.433cm" svg:height="0.313cm" svg:x="1.283cm" svg:y="0.343cm" svg:viewBox="0 0 434 314" draw:points="0,314 0,0 434,0 434,314">
            <text:p/>
          </draw:polygon>
          <draw:polygon draw:style-name="gr5" draw:layer="layout" svg:width="0.433cm" svg:height="0.298cm" svg:x="1.283cm" svg:y="0.747cm" svg:viewBox="0 0 434 299" draw:points="0,299 0,0 434,0 434,299">
            <text:p/>
          </draw:polygon>
          <draw:polygon draw:style-name="gr2" draw:layer="layout" svg:width="0.433cm" svg:height="0.298cm" svg:x="1.283cm" svg:y="0.747cm" svg:viewBox="0 0 434 299" draw:points="0,299 0,0 434,0 434,299">
            <text:p/>
          </draw:polygon>
          <draw:polygon draw:style-name="gr5" draw:layer="layout" svg:width="0.433cm" svg:height="0.299cm" svg:x="1.283cm" svg:y="1.596cm" svg:viewBox="0 0 434 300" draw:points="0,300 0,0 434,0 434,300">
            <text:p/>
          </draw:polygon>
          <draw:polygon draw:style-name="gr2" draw:layer="layout" svg:width="0.433cm" svg:height="0.299cm" svg:x="1.283cm" svg:y="1.596cm" svg:viewBox="0 0 434 300" draw:points="0,300 0,0 434,0 434,30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Front End Processor</dc:title>
    <meta:creation-date>2011-02-07T16:43:45</meta:creation-date>
    <meta:editing-duration>P0D</meta:editing-duration>
    <meta:editing-cycles>1</meta:editing-cycles>
    <meta:document-statistic meta:object-count="21"/>
    <meta:generator>OpenOffice.org/3.3$Linux OpenOffice.org_project/330m20$Build-9567</meta:generator>
  </office:meta>
</office:document-meta>
</file>